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00000002008D623C5F287E0076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Open Sans" svg:font-family="'Open Sans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MU Typewriter Text" svg:font-family="'CMU Typewriter Text'" style:font-adornments="Claro" style:font-family-generic="modern" style:font-pitch="variable"/>
    <style:font-face style:name="CMU Classical Serif" svg:font-family="'CMU Classical Serif'" style:font-adornments="Itálico" style:font-family-generic="roman" style:font-pitch="variable"/>
    <style:font-face style:name="CMU Serif3" svg:font-family="'CMU Serif'" style:font-adornments="Itálico" style:font-family-generic="roman" style:font-pitch="variable"/>
    <style:font-face style:name="CMU Serif1" svg:font-family="'CMU Serif'" style:font-adornments="Negrito" style:font-family-generic="roman" style:font-pitch="variable"/>
    <style:font-face style:name="CMU Serif2" svg:font-family="'CMU Serif'" style:font-adornments="Regular" style:font-family-generic="roman" style:font-pitch="variable"/>
    <style:font-face style:name="CMU Serif" svg:font-family="'CMU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Autor_20_Cabeçalho">
      <style:text-properties officeooo:paragraph-rsid="02660fa1"/>
    </style:style>
    <style:style style:name="P2" style:family="paragraph" style:parent-style-name="Título_20_Seção">
      <style:text-properties officeooo:paragraph-rsid="028da779"/>
    </style:style>
    <style:style style:name="P3" style:family="paragraph" style:parent-style-name="Título_20_Seção">
      <style:text-properties officeooo:paragraph-rsid="02a19a37"/>
    </style:style>
    <style:style style:name="P4" style:family="paragraph" style:parent-style-name="Título_20_do_20_relatório">
      <style:text-properties officeooo:paragraph-rsid="02742469"/>
    </style:style>
    <style:style style:name="P5" style:family="paragraph" style:parent-style-name="Pré-título">
      <style:paragraph-properties fo:text-align="start" style:justify-single-word="false"/>
      <style:text-properties officeooo:paragraph-rsid="02742469"/>
    </style:style>
    <style:style style:name="P6" style:family="paragraph" style:parent-style-name="Footnote">
      <style:paragraph-properties fo:text-align="start" style:justify-single-word="false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rsid="032d8b38" officeooo:paragraph-rsid="032e0116"/>
    </style:style>
    <style:style style:name="P8" style:family="paragraph" style:parent-style-name="Standard" style:list-style-name="L4">
      <style:text-properties officeooo:paragraph-rsid="032e0116"/>
    </style:style>
    <style:style style:name="P9" style:family="paragraph" style:parent-style-name="Standard" style:list-style-name="L4">
      <style:text-properties officeooo:paragraph-rsid="032fc96d"/>
    </style:style>
    <style:style style:name="P10" style:family="paragraph" style:parent-style-name="Standard" style:list-style-name="L5">
      <style:text-properties officeooo:paragraph-rsid="032fc96d"/>
    </style:style>
    <style:style style:name="P11" style:family="paragraph" style:parent-style-name="Standard" style:list-style-name="L7">
      <style:text-properties officeooo:paragraph-rsid="032fc96d"/>
    </style:style>
    <style:style style:name="P12" style:family="paragraph" style:parent-style-name="Standard" style:list-style-name="L4">
      <style:text-properties officeooo:rsid="032fc96d" officeooo:paragraph-rsid="032fc96d"/>
    </style:style>
    <style:style style:name="P13" style:family="paragraph" style:parent-style-name="Standard" style:list-style-name="L8">
      <style:text-properties officeooo:rsid="032fc96d" officeooo:paragraph-rsid="032fc96d"/>
    </style:style>
    <style:style style:name="P14" style:family="paragraph" style:parent-style-name="Standard" style:list-style-name="L8">
      <style:text-properties officeooo:paragraph-rsid="032fc96d"/>
    </style:style>
    <style:style style:name="P15" style:family="paragraph" style:parent-style-name="Text_20_body">
      <style:text-properties fo:color="#000000" style:font-name="CMU Serif" fo:font-weight="normal" officeooo:rsid="031f87cf" officeooo:paragraph-rsid="031f87cf" fo:background-color="transparent"/>
    </style:style>
    <style:style style:name="P16" style:family="paragraph" style:parent-style-name="Text_20_body">
      <style:text-properties fo:color="#000000" style:font-name="CMU Serif" fo:font-weight="normal" officeooo:rsid="0329dd31" officeooo:paragraph-rsid="0329dd31" fo:background-color="transparent"/>
    </style:style>
    <style:style style:name="P17" style:family="paragraph" style:parent-style-name="Text_20_body">
      <style:text-properties officeooo:paragraph-rsid="02d7560e"/>
    </style:style>
    <style:style style:name="P18" style:family="paragraph" style:parent-style-name="Text_20_body">
      <style:text-properties officeooo:rsid="030d2d2f" officeooo:paragraph-rsid="030d2d2f"/>
    </style:style>
    <style:style style:name="P19" style:family="paragraph" style:parent-style-name="Text_20_body">
      <style:text-properties officeooo:paragraph-rsid="0318ca20"/>
    </style:style>
    <style:style style:name="P20" style:family="paragraph" style:parent-style-name="Text_20_body">
      <style:text-properties officeooo:paragraph-rsid="031db63c"/>
    </style:style>
    <style:style style:name="P21" style:family="paragraph" style:parent-style-name="Text_20_body">
      <style:text-properties officeooo:paragraph-rsid="030d2d2f"/>
    </style:style>
    <style:style style:name="P22" style:family="paragraph" style:parent-style-name="Título_20_Seção">
      <style:text-properties officeooo:paragraph-rsid="028da779"/>
    </style:style>
    <style:style style:name="P23" style:family="paragraph" style:parent-style-name="Título_20_Seção">
      <style:text-properties officeooo:paragraph-rsid="02a19a37"/>
    </style:style>
    <style:style style:name="T1" style:family="text">
      <style:text-properties officeooo:rsid="01517c8b"/>
    </style:style>
    <style:style style:name="T2" style:family="text">
      <style:text-properties fo:font-variant="small-caps" fo:color="#000000" style:font-name="CMU Serif1" fo:font-size="12pt" fo:font-weight="bold" officeooo:rsid="0239389d" fo:background-color="transparent" loext:char-shading-value="0"/>
    </style:style>
    <style:style style:name="T3" style:family="text">
      <style:text-properties fo:font-variant="small-caps" fo:color="#000000" style:font-name="CMU Serif1" fo:font-size="12pt" fo:font-weight="bold" officeooo:rsid="030ba73c" fo:background-color="transparent" loext:char-shading-value="0"/>
    </style:style>
    <style:style style:name="T4" style:family="text">
      <style:text-properties fo:font-variant="small-caps" fo:color="#000000" style:font-name="CMU Serif1" fo:font-size="12pt" fo:font-weight="bold" officeooo:rsid="030defdc" fo:background-color="transparent" loext:char-shading-value="0"/>
    </style:style>
    <style:style style:name="T5" style:family="text">
      <style:text-properties fo:font-variant="small-caps" fo:color="#000000" style:font-name="CMU Serif1" fo:font-size="12pt" fo:font-weight="bold" officeooo:rsid="0317ae24" fo:background-color="transparent" loext:char-shading-value="0"/>
    </style:style>
    <style:style style:name="T6" style:family="text">
      <style:text-properties fo:font-variant="small-caps" fo:color="#000000" style:text-position="0% 100%" style:font-name="CMU Serif1" fo:font-size="12pt" fo:font-style="normal" fo:font-weight="bold" officeooo:rsid="02bc2adc" fo:background-color="transparent" loext:char-shading-value="0" style:font-size-asian="10.5pt" style:font-weight-asian="bold" style:font-size-complex="10.5pt" style:font-weight-complex="bold"/>
    </style:style>
    <style:style style:name="T7" style:family="text">
      <style:text-properties fo:font-variant="small-caps" fo:color="#000000" style:text-position="0% 100%" style:font-name="CMU Serif1" fo:font-size="12pt" fo:font-style="normal" fo:font-weight="bold" officeooo:rsid="030d2d2f" fo:background-color="transparent" loext:char-shading-value="0" style:font-size-asian="10.5pt" style:font-weight-asian="bold" style:font-size-complex="10.5pt" style:font-weight-complex="bold"/>
    </style:style>
    <style:style style:name="T8" style:family="text">
      <style:text-properties fo:font-variant="small-caps" fo:color="#666666" style:text-position="0% 100%" style:font-name="CMU Serif2" fo:font-size="10.5pt" fo:font-style="normal" fo:font-weight="bold" officeooo:rsid="028da779" fo:background-color="transparent" loext:char-shading-value="0" style:font-size-asian="10.5pt" style:font-weight-asian="bold" style:font-size-complex="10.5pt" style:font-weight-complex="bold"/>
    </style:style>
    <style:style style:name="T9" style:family="text">
      <style:text-properties fo:font-variant="small-caps" fo:color="#ffffff" style:font-name="CMU Serif" fo:font-size="12pt" fo:font-style="normal" fo:font-weight="normal" officeooo:rsid="02742469" fo:background-color="transparent" loext:char-shading-value="0"/>
    </style:style>
    <style:style style:name="T10" style:family="text">
      <style:text-properties fo:font-variant="small-caps" fo:color="#ffffff" style:font-name="CMU Serif" fo:font-size="12pt" fo:font-style="normal" fo:font-weight="normal" officeooo:rsid="030ba73c" fo:background-color="transparent" loext:char-shading-value="0"/>
    </style:style>
    <style:style style:name="T11" style:family="text">
      <style:text-properties fo:font-variant="small-caps" fo:color="#ffffff" style:text-line-through-style="none" style:text-line-through-type="none" style:font-name="CMU Serif1" fo:font-size="16pt" fo:font-style="normal" style:text-underline-style="none" fo:font-weight="bold" officeooo:rsid="030ba73c" fo:background-color="transparent" loext:char-shading-value="0" style:font-size-asian="16pt" style:font-size-complex="16pt"/>
    </style:style>
    <style:style style:name="T12" style:family="text">
      <style:text-properties fo:color="#000000" style:font-name="CMU Serif" fo:font-weight="normal" officeooo:rsid="0318ca20" fo:background-color="transparent" loext:char-shading-value="0" style:font-weight-asian="normal" style:font-weight-complex="normal"/>
    </style:style>
    <style:style style:name="T13" style:family="text">
      <style:text-properties fo:color="#000000" style:font-name="CMU Serif" fo:font-weight="normal" officeooo:rsid="03192562" fo:background-color="transparent" loext:char-shading-value="0" style:font-weight-asian="normal" style:font-weight-complex="normal"/>
    </style:style>
    <style:style style:name="T14" style:family="text">
      <style:text-properties fo:color="#000000" style:font-name="CMU Serif" fo:font-weight="normal" officeooo:rsid="031a1f11" fo:background-color="transparent" loext:char-shading-value="0" style:font-weight-asian="normal" style:font-weight-complex="normal"/>
    </style:style>
    <style:style style:name="T15" style:family="text">
      <style:text-properties fo:color="#000000" style:font-name="CMU Serif" fo:font-weight="normal" officeooo:rsid="031a7ec7" fo:background-color="transparent" loext:char-shading-value="0" style:font-weight-asian="normal" style:font-weight-complex="normal"/>
    </style:style>
    <style:style style:name="T16" style:family="text">
      <style:text-properties fo:color="#000000" style:font-name="CMU Serif" fo:font-weight="normal" officeooo:rsid="031bde99" fo:background-color="transparent" loext:char-shading-value="0" style:font-weight-asian="normal" style:font-weight-complex="normal"/>
    </style:style>
    <style:style style:name="T17" style:family="text">
      <style:text-properties fo:color="#000000" style:font-name="CMU Serif" fo:font-weight="normal" officeooo:rsid="031db63c" fo:background-color="transparent" loext:char-shading-value="0" style:font-weight-asian="normal" style:font-weight-complex="normal"/>
    </style:style>
    <style:style style:name="T18" style:family="text">
      <style:text-properties fo:color="#000000" style:font-name="CMU Serif" fo:font-weight="normal" officeooo:rsid="03243631" fo:background-color="transparent" loext:char-shading-value="0" style:font-weight-asian="normal" style:font-weight-complex="normal"/>
    </style:style>
    <style:style style:name="T19" style:family="text">
      <style:text-properties fo:color="#000000" style:font-name="CMU Serif" fo:font-weight="normal" officeooo:rsid="0325de8c" fo:background-color="transparent" loext:char-shading-value="0" style:font-weight-asian="normal" style:font-weight-complex="normal"/>
    </style:style>
    <style:style style:name="T20" style:family="text">
      <style:text-properties fo:color="#000000" style:font-name="CMU Serif" fo:font-weight="normal" officeooo:rsid="0326cb05" fo:background-color="transparent" loext:char-shading-value="0" style:font-weight-asian="normal" style:font-weight-complex="normal"/>
    </style:style>
    <style:style style:name="T21" style:family="text">
      <style:text-properties fo:color="#000000" style:font-name="CMU Serif" fo:font-weight="normal" officeooo:rsid="032819fd" fo:background-color="transparent" loext:char-shading-value="0" style:font-weight-asian="normal" style:font-weight-complex="normal"/>
    </style:style>
    <style:style style:name="T22" style:family="text">
      <style:text-properties fo:color="#000000" style:font-name="CMU Serif" fo:font-weight="normal" officeooo:rsid="0317ae24" fo:background-color="transparent" loext:char-shading-value="0"/>
    </style:style>
    <style:style style:name="T23" style:family="text">
      <style:text-properties fo:color="#000000" style:font-name="CMU Serif" fo:font-weight="normal" officeooo:rsid="0318ca20" fo:background-color="transparent" loext:char-shading-value="0"/>
    </style:style>
    <style:style style:name="T24" style:family="text">
      <style:text-properties fo:color="#000000" style:font-name="CMU Serif" fo:font-weight="normal" officeooo:rsid="031a1f11" fo:background-color="transparent" loext:char-shading-value="0"/>
    </style:style>
    <style:style style:name="T25" style:family="text">
      <style:text-properties fo:color="#000000" style:font-name="CMU Serif" fo:font-weight="normal" style:font-weight-asian="normal" style:font-weight-complex="normal"/>
    </style:style>
    <style:style style:name="T26" style:family="text">
      <style:text-properties fo:color="#000000" style:font-name="CMU Serif" fo:font-weight="normal" officeooo:rsid="0312b13d" style:font-weight-asian="normal" style:font-weight-complex="normal"/>
    </style:style>
    <style:style style:name="T27" style:family="text">
      <style:text-properties fo:color="#000000" style:font-name="CMU Serif" fo:font-weight="normal" officeooo:rsid="031315ca" style:font-weight-asian="normal" style:font-weight-complex="normal"/>
    </style:style>
    <style:style style:name="T28" style:family="text">
      <style:text-properties fo:color="#000000" style:font-name="CMU Serif" fo:font-weight="normal" officeooo:rsid="031404e6" style:font-weight-asian="normal" style:font-weight-complex="normal"/>
    </style:style>
    <style:style style:name="T29" style:family="text">
      <style:text-properties fo:color="#000000" style:font-name="CMU Serif" fo:font-weight="normal" officeooo:rsid="03156194" style:font-weight-asian="normal" style:font-weight-complex="normal"/>
    </style:style>
    <style:style style:name="T30" style:family="text">
      <style:text-properties fo:color="#000000" style:font-name="CMU Serif" fo:font-weight="normal" officeooo:rsid="03163c82" style:font-weight-asian="normal" style:font-weight-complex="normal"/>
    </style:style>
    <style:style style:name="T31" style:family="text">
      <style:text-properties fo:color="#000000" style:font-name="CMU Serif" fo:font-weight="normal" officeooo:rsid="032be2cf" style:font-weight-asian="normal" style:font-weight-complex="normal"/>
    </style:style>
    <style:style style:name="T32" style:family="text">
      <style:text-properties fo:color="#000000" style:font-name="CMU Serif" fo:font-weight="normal" officeooo:rsid="032cc4b4" style:font-weight-asian="normal" style:font-weight-complex="normal"/>
    </style:style>
    <style:style style:name="T33" style:family="text">
      <style:text-properties fo:color="#000000" style:font-name="CMU Serif" fo:font-weight="normal" officeooo:rsid="032d8b38" style:font-weight-asian="normal" style:font-weight-complex="normal"/>
    </style:style>
    <style:style style:name="T34" style:family="text">
      <style:text-properties fo:color="#000000" style:font-name="CMU Serif" fo:font-weight="normal" officeooo:rsid="032e0116" style:font-weight-asian="normal" style:font-weight-complex="normal"/>
    </style:style>
    <style:style style:name="T35" style:family="text">
      <style:text-properties fo:color="#000000" style:font-name="CMU Serif" fo:font-weight="normal" officeooo:rsid="032fc96d" style:font-weight-asian="normal" style:font-weight-complex="normal"/>
    </style:style>
    <style:style style:name="T36" style:family="text">
      <style:text-properties fo:color="#000000" style:font-name="CMU Serif" fo:font-weight="bold" officeooo:rsid="0318ca20" fo:background-color="transparent" loext:char-shading-value="0" style:font-weight-asian="bold" style:font-weight-complex="bold"/>
    </style:style>
    <style:style style:name="T37" style:family="text">
      <style:text-properties fo:color="#000000" style:font-name="CMU Serif" fo:font-weight="bold" officeooo:rsid="031a1f11" fo:background-color="transparent" loext:char-shading-value="0" style:font-weight-asian="bold" style:font-weight-complex="bold"/>
    </style:style>
    <style:style style:name="T38" style:family="text">
      <style:text-properties fo:color="#000000" style:font-name="CMU Serif" fo:font-weight="bold" officeooo:rsid="032be2cf" style:font-weight-asian="bold" style:font-weight-complex="bold"/>
    </style:style>
    <style:style style:name="T39" style:family="text">
      <style:text-properties officeooo:rsid="0211de9e"/>
    </style:style>
    <style:style style:name="T40" style:family="text">
      <style:text-properties officeooo:rsid="0211de9e" style:font-size-asian="10.5pt" style:font-size-complex="10.5pt"/>
    </style:style>
    <style:style style:name="T41" style:family="text">
      <style:text-properties fo:font-weight="bold" officeooo:rsid="0211de9e" fo:background-color="transparent" loext:char-shading-value="0" style:font-size-asian="10.5pt" style:font-weight-asian="bold" style:font-size-complex="10.5pt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30d2d2f" style:font-weight-asian="bold" style:font-weight-complex="bold"/>
    </style:style>
    <style:style style:name="T44" style:family="text">
      <style:text-properties fo:font-weight="bold" officeooo:rsid="032819fd" style:font-weight-asian="bold" style:font-weight-complex="bold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normal" officeooo:rsid="0322390b" style:font-weight-asian="normal" style:font-weight-complex="normal"/>
    </style:style>
    <style:style style:name="T47" style:family="text">
      <style:text-properties fo:font-weight="normal" officeooo:rsid="0322b4fc" style:font-weight-asian="normal" style:font-weight-complex="normal"/>
    </style:style>
    <style:style style:name="T48" style:family="text">
      <style:text-properties fo:font-weight="normal" officeooo:rsid="0326cb05" style:font-weight-asian="normal" style:font-weight-complex="normal"/>
    </style:style>
    <style:style style:name="T49" style:family="text">
      <style:text-properties fo:font-weight="normal" officeooo:rsid="030d2d2f" style:font-weight-asian="normal" style:font-weight-complex="normal"/>
    </style:style>
    <style:style style:name="T50" style:family="text">
      <style:text-properties fo:font-weight="normal" officeooo:rsid="032819fd" style:font-weight-asian="normal" style:font-weight-complex="normal"/>
    </style:style>
    <style:style style:name="T51" style:family="text">
      <style:text-properties fo:font-weight="normal" officeooo:rsid="0328ea32" style:font-weight-asian="normal" style:font-weight-complex="normal"/>
    </style:style>
    <style:style style:name="T52" style:family="text">
      <style:text-properties fo:font-weight="normal" officeooo:rsid="0329dd31" style:font-weight-asian="normal" style:font-weight-complex="normal"/>
    </style:style>
    <style:style style:name="T53" style:family="text">
      <style:text-properties style:font-weight-asian="normal" style:font-weight-complex="normal"/>
    </style:style>
    <style:style style:name="T54" style:family="text">
      <style:text-properties officeooo:rsid="0320754b" style:font-weight-asian="normal" style:font-weight-complex="normal"/>
    </style:style>
    <style:style style:name="T55" style:family="text">
      <style:text-properties officeooo:rsid="0320787a" style:font-weight-asian="normal" style:font-weight-complex="normal"/>
    </style:style>
    <style:style style:name="T56" style:family="text">
      <style:text-properties officeooo:rsid="03207f72" style:font-weight-asian="normal" style:font-weight-complex="normal"/>
    </style:style>
    <style:style style:name="T57" style:family="text">
      <style:text-properties officeooo:rsid="032a6fb6" style:font-weight-asian="normal" style:font-weight-complex="normal"/>
    </style:style>
    <style:style style:name="T58" style:family="text">
      <style:text-properties officeooo:rsid="032be2cf" style:font-weight-asian="normal" style:font-weight-complex="normal"/>
    </style:style>
    <style:style style:name="T59" style:family="text">
      <style:text-properties officeooo:rsid="02d94f72" style:font-weight-asian="normal" style:font-weight-complex="normal"/>
    </style:style>
    <style:style style:name="T60" style:family="text">
      <style:text-properties officeooo:rsid="0322390b"/>
    </style:style>
    <style:style style:name="T61" style:family="text">
      <style:text-properties officeooo:rsid="0326cb05"/>
    </style:style>
    <style:style style:name="T62" style:family="text">
      <style:text-properties officeooo:rsid="032819f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616cm" fo:text-indent="-0.635cm" fo:margin-left="0.61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449676184448" text:id="ct94449676184448">
          <text:deletion>
            <office:change-info>
              <dc:creator>Autor desconhecido</dc:creator>
              <dc:date>2020-11-29T11:35:44</dc:date>
            </office:change-info>
            <text:p text:style-name="P3"><text:span text:style-name="Numeração_20_de_20_questão"><text:span text:style-name="T40">1.15</text:span></text:span><text:span text:style-name="T39">Qual é o impacto empresarial, político e social de não digitalizar os registros médicos (para o médico, </text:span><text:span text:style-name="T2">indivíduo</text:span><text:span text:style-name="T39">, hospitais, seguradoras, pacientes e para o governo norte-americano)?</text:span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9">REO </text:span><text:span text:style-name="T10">3</text:span><text:span text:style-name="T9"> – Gestão de Tecnologia da Informação</text:span></text:p>
      <text:p text:style-name="P4"><text:span text:style-name="T11">Exercitando o PDTIC</text:span></text:p>
      <text:p text:style-name="P1">Pedro Antônio de Souza <text:span text:style-name="T1">(</text:span>201810557<text:span text:style-name="T1">)</text:span></text:p>
      <text:p text:style-name="Autor_20_Cabeçalho"/>
      <text:p text:style-name="P2"><text:span text:style-name="Numeração_20_de_20_questão"><text:span text:style-name="T41">1. </text:span></text:span><text:span text:style-name="T3">Etapas do processo de </text:span><text:span text:style-name="T5">elaboração</text:span><text:span text:style-name="T3"> do Plano Diretor de Tecnologia de Informação e Comunicação (PDTIC)</text:span></text:p>
      <text:p text:style-name="P19"><text:span text:style-name="T22">A </text:span><text:span text:style-name="T23">elaboração do PDTIC se inicia através do subprocesso </text:span><text:span text:style-name="T37">Pr</text:span><text:span text:style-name="T36">eparação</text:span><text:span text:style-name="T12">, no qual o Comitê de TIC define a abrangência, tempo de vigência e os responsáveis pela elaboração do PDTIC. </text:span><text:span text:style-name="T13">Ainda nessa etapa, a metodologia de elaboração é descrita, os documentos de referência são consolidados, as estratégias da organização e os princípios e diretrizes são identificados.</text:span></text:p>
      <text:p text:style-name="P20"><text:span text:style-name="T22">A</text:span><text:span text:style-name="T24">o final da preparação, dá-se início ao subprocesso </text:span><text:span text:style-name="T37">Diagnóstico</text:span><text:span text:style-name="T14">. </text:span><text:span text:style-name="T15">N</text:span><text:span text:style-name="T14">essa etapa, </text:span><text:span text:style-name="T15">a situação atual de TIC da organização é estudada e entendida, a fim </text:span><text:span text:style-name="T16">reconhecer as necessidades a serem resolvidas. </text:span><text:span text:style-name="T17">Nesse momento, é produzido o Inventário de Necessidades através da intensa interação com outras áreas da organização, coleta de dados e análise de documentos.</text:span></text:p>
      <text:p text:style-name="P15">Por fim, o subprocesso de <text:span text:style-name="T42">Planejamento</text:span><text:span text:style-name="T53"> </text:span><text:span text:style-name="T54">é responsável por elaborar </text:span><text:span text:style-name="T55">as atividades (planos e ações) essenciais para o atendimento das necessidades identificadas na etapa anterior. </text:span><text:span text:style-name="T56">Dessa forma, são detalhadas as atividades de priorização de necessidades, metas e ações, considerando o orçamento e riscos. É nessa etapa que se produz o Plano de Metas e Ações, onde serão descritos os indicadores, responsáveis, prazos e recursos (humanos e financeiros) demandado pelas ações.</text:span></text:p>
      <text:p text:style-name="P2"><text:span text:style-name="Numeração_20_de_20_questão"><text:span text:style-name="T8">2. </text:span></text:span><text:span text:style-name="Numeração_20_de_20_questão"><text:span text:style-name="T7">O</text:span></text:span><text:span text:style-name="Numeração_20_de_20_questão"><text:span text:style-name="T6"> que são “necessidades de informação”, “metas”, “indicador” e “ações”</text:span></text:span></text:p>
      <text:p text:style-name="P17"><text:span text:style-name="T60">As </text:span><text:span text:style-name="T42">necessidades de informação</text:span><text:span text:style-name="T45"> </text:span><text:span text:style-name="T46">representam os dados úteis ou imprescindíveis</text:span><text:span text:style-name="T47"> </text:span><text:span text:style-name="T18">demandados pelos processos internos </text:span><text:span text:style-name="T19">relacionados às estratégias da organização</text:span><text:span text:style-name="T47">.</text:span></text:p>
      <text:p text:style-name="P21"><text:span text:style-name="T61">A </text:span><text:span text:style-name="T43">meta</text:span><text:span text:style-name="T49"> </text:span><text:span text:style-name="T20">e</text:span><text:span text:style-name="T21">stabelece</text:span><text:span text:style-name="T48"> a referência para a satisfação das necessidades de informação e é definida </text:span><text:span text:style-name="T21">por</text:span><text:span text:style-name="T48"> indicadores, valor </text:span><text:span text:style-name="T50">esperado para indicadores</text:span><text:span text:style-name="T48"> e prazo de </text:span><text:span text:style-name="T21">realização</text:span><text:span text:style-name="T48">.</text:span></text:p>
      <text:p text:style-name="P18"><text:span text:style-name="T62">O </text:span><text:span text:style-name="T44">i</text:span><text:span text:style-name="T42">ndicador</text:span><text:span text:style-name="T45"> </text:span><text:span text:style-name="T51">é o dado </text:span><text:span text:style-name="T52">pelo qual a realização da meta será mensurada.</text:span></text:p>
      <text:p text:style-name="P16"><text:soft-page-break/>As <text:span text:style-name="T42">ações</text:span><text:span text:style-name="T53"> </text:span><text:span text:style-name="T57">são </text:span><text:span text:style-name="T58">as tarefas que, necessariamente, devem ser executadas para que as metas sejam alcançadas.</text:span><text:span text:style-name="T59"> </text:span></text:p>
      <text:p text:style-name="P3"><text:change text:change-id="ct94449676184448"/><text:span text:style-name="Numeração_20_de_20_questão"><text:span text:style-name="T8">3. </text:span></text:span><text:span text:style-name="T4">Análise de PDTIC</text:span></text:p>
      <text:list xml:id="list1451511050" text:style-name="L4">
        <text:list-item>
          <text:p text:style-name="P9"><text:span text:style-name="T32">Para essa</text:span><text:span text:style-name="T31"> atividade, </text:span><text:span text:style-name="T32">foi</text:span><text:span text:style-name="T31"> analisado o PDTIC do </text:span><text:span text:style-name="T38">Ministério da Saúde</text:span><text:span text:style-name="T38"><text:note text:id="ftn0" text:note-class="footnote"><text:note-citation>1</text:note-citation><text:note-body><text:p text:style-name="P6"><text:a xlink:type="simple" xlink:href="https://datasus.saude.gov.br/wp-content/uploads/2020/05/22052020v5.pdf" text:style-name="Internet_20_link" text:visited-style-name="Visited_20_Internet_20_Link">https://datasus.saude.gov.br/wp-content/uploads/2020/05/22052020v5.pdf</text:a></text:p></text:note-body></text:note></text:span><text:span text:style-name="T31">.</text:span></text:p>
          <text:p text:style-name="P8"><text:span text:style-name="T31"/></text:p>
        </text:list-item>
        <text:list-item>
          <text:p text:style-name="P8"><text:span text:style-name="T34">A </text:span><text:span text:style-name="T32">vigência </text:span><text:span text:style-name="T34">do documento </text:span><text:span text:style-name="T32">compreende ao triênio 2019-2021.</text:span></text:p>
          <text:p text:style-name="P8"><text:span text:style-name="T32"/></text:p>
        </text:list-item>
        <text:list-item>
          <text:p text:style-name="P9"><text:span text:style-name="T32">D</text:span><text:span text:style-name="T33">entre </text:span><text:span text:style-name="T32">as necessidades </text:span><text:span text:style-name="T33">de informação apresentadas no documento, as três selecionadas foram:</text:span></text:p>
        </text:list-item>
      </text:list>
      <text:list xml:id="list2099276500" text:style-name="L7">
        <text:list-item>
          <text:list>
            <text:list-item>
              <text:p text:style-name="P11"><text:span text:style-name="T26">(</text:span><text:span text:style-name="T27">N1.3) </text:span><text:span text:style-name="T26">Implantar a Lei Geral de Proteção de Dados no Ministério da Saúde.</text:span></text:p>
            </text:list-item>
            <text:list-item>
              <text:p text:style-name="P11"><text:span text:style-name="T26">(N3.1) Maior cooperação com instituições de fomento de serviços e sistemas de saúde digital para acompanhar e influenciar a evolução na prestação de serviços de saúde.</text:span></text:p>
            </text:list-item>
            <text:list-item>
              <text:p text:style-name="P11"><text:span text:style-name="T26">(N7.1) Aperfeiçoar a segurança das informações para garantir a disponibilidade, integridade, confidencialidade e autenticidade das informações digitais disponibilizadas pelo MS</text:span></text:p>
              <text:p text:style-name="P11"><text:span text:style-name="T26"/></text:p>
            </text:list-item>
          </text:list>
        </text:list-item>
      </text:list>
      <text:list xml:id="list2229163545165" text:continue-list="list1451511050" text:style-name="L4">
        <text:list-item>
          <text:p text:style-name="P9"><text:span text:style-name="T33">A necessidade N3.1, possui exclusivamente a meta “</text:span><text:span text:style-name="T28">Prover e participar de fóruns de interação”. </text:span><text:span text:style-name="T34">Para essa meta, o indicador </text:span><text:span text:style-name="T28">“Quantidade de colaboradores que participaram em eventos nacionais” </text:span><text:span text:style-name="T34">foi definido com valores a serem atingidos de dois em 2019, três em 2020 e, também, três em 2021.</text:span></text:p>
          <text:p text:style-name="P9"><text:span text:style-name="T34"/></text:p>
        </text:list-item>
        <text:list-item>
          <text:p text:style-name="P12"><text:span text:style-name="T34">A</text:span><text:span text:style-name="T25">s ações relacionadas à meta citada no item anterior são:</text:span></text:p>
        </text:list-item>
      </text:list>
      <text:list xml:id="list1139861728" text:style-name="L8">
        <text:list-item>
          <text:list>
            <text:list-item>
              <text:p text:style-name="P13"><text:span text:style-name="T25">Participar em eventos nacionais e internacionais.</text:span></text:p>
            </text:list-item>
            <text:list-item>
              <text:p text:style-name="P14"><text:span text:style-name="T35">Participar na organização de eventos nacionais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Open Sans" svg:font-family="'Open Sans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MU Typewriter Text" svg:font-family="'CMU Typewriter Text'" style:font-adornments="Claro" style:font-family-generic="modern" style:font-pitch="variable"/>
    <style:font-face style:name="CMU Classical Serif" svg:font-family="'CMU Classical Serif'" style:font-adornments="Itálico" style:font-family-generic="roman" style:font-pitch="variable"/>
    <style:font-face style:name="CMU Serif3" svg:font-family="'CMU Serif'" style:font-adornments="Itálico" style:font-family-generic="roman" style:font-pitch="variable"/>
    <style:font-face style:name="CMU Serif1" svg:font-family="'CMU Serif'" style:font-adornments="Negrito" style:font-family-generic="roman" style:font-pitch="variable"/>
    <style:font-face style:name="CMU Serif2" svg:font-family="'CMU Serif'" style:font-adornments="Regular" style:font-family-generic="roman" style:font-pitch="variable"/>
    <style:font-face style:name="CMU Serif" svg:font-family="'CMU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1" draw:display-name="Gradient 1" draw:style="linear" draw:start-color="#cccccc" draw:end-color="#ffffff" draw:start-intensity="95%" draw:end-intensity="100%" draw:angle="300" draw:border="0%"/>
    <draw:gradient draw:name="Gradient_20_10" draw:display-name="Gradient 10" draw:style="linear" draw:start-color="#b2b2b2" draw:end-color="#eeeeee" draw:start-intensity="100%" draw:end-intensity="100%" draw:angle="1650" draw:border="0%"/>
    <draw:gradient draw:name="Gradient_20_11" draw:display-name="Gradient 11" draw:style="linear" draw:start-color="#b2b2b2" draw:end-color="#ffffff" draw:start-intensity="100%" draw:end-intensity="100%" draw:angle="1800" draw:border="0%"/>
    <draw:gradient draw:name="Gradient_20_12" draw:display-name="Gradient 12" draw:style="linear" draw:start-color="#b2b2b2" draw:end-color="#ffffff" draw:start-intensity="100%" draw:end-intensity="100%" draw:angle="300" draw:border="0%"/>
    <draw:gradient draw:name="Gradient_20_13" draw:display-name="Gradient 13" draw:style="linear" draw:start-color="#cccccc" draw:end-color="#ffffff" draw:start-intensity="100%" draw:end-intensity="100%" draw:angle="900" draw:border="0%"/>
    <draw:gradient draw:name="Gradient_20_2" draw:display-name="Gradient 2" draw:style="axial" draw:start-color="#cccccc" draw:end-color="#ffffff" draw:start-intensity="100%" draw:end-intensity="100%" draw:angle="300" draw:border="0%"/>
    <draw:gradient draw:name="Gradient_20_3" draw:display-name="Gradient 3" draw:style="radial" draw:cx="0%" draw:cy="0%" draw:start-color="#cccccc" draw:end-color="#ffffff" draw:start-intensity="100%" draw:end-intensity="100%" draw:border="0%"/>
    <draw:gradient draw:name="Gradient_20_32" draw:display-name="Gradient 32" draw:style="linear" draw:start-color="#eeeeee" draw:end-color="#dddddd" draw:start-intensity="100%" draw:end-intensity="100%" draw:angle="900" draw:border="0%"/>
    <draw:gradient draw:name="Gradient_20_4" draw:display-name="Gradient 4" draw:style="linear" draw:start-color="#cccccc" draw:end-color="#ffffff" draw:start-intensity="100%" draw:end-intensity="100%" draw:angle="300" draw:border="0%"/>
    <draw:gradient draw:name="Gradient_20_5" draw:display-name="Gradient 5" draw:style="linear" draw:start-color="#cccccc" draw:end-color="#eeeeee" draw:start-intensity="100%" draw:end-intensity="100%" draw:angle="300" draw:border="0%"/>
    <draw:gradient draw:name="Gradient_20_6" draw:display-name="Gradient 6" draw:style="linear" draw:start-color="#ffffff" draw:end-color="#cccccc" draw:start-intensity="100%" draw:end-intensity="100%" draw:angle="300" draw:border="0%"/>
    <draw:gradient draw:name="Gradient_20_7" draw:display-name="Gradient 7" draw:style="linear" draw:start-color="#eeeeee" draw:end-color="#cccccc" draw:start-intensity="100%" draw:end-intensity="100%" draw:angle="300" draw:border="0%"/>
    <draw:gradient draw:name="Gradient_20_8" draw:display-name="Gradient 8" draw:style="linear" draw:start-color="#b2b2b2" draw:end-color="#eeeeee" draw:start-intensity="100%" draw:end-intensity="100%" draw:angle="300" draw:border="0%"/>
    <draw:gradient draw:name="Gradient_20_9" draw:display-name="Gradient 9" draw:style="linear" draw:start-color="#b2b2b2" draw:end-color="#eeeeee" draw:start-intensity="100%" draw:end-intensity="100%" draw:angle="1500" draw:border="0%"/>
    <draw:gradient draw:name="London_20_Mist" draw:display-name="London Mist" draw:style="linear" draw:start-color="#cccccc" draw:end-color="#666666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ubmarine" draw:style="linear" draw:start-color="#dde8cb" draw:end-color="#b4c7dc" draw:start-intensity="100%" draw:end-intensity="100%" draw:angle="0" draw:border="0%"/>
    <draw:hatch draw:name="Red_20_Crossed_20_0_20_Degrees" draw:display-name="Red Crossed 0 Degrees" draw:style="double" draw:color="#800000" draw:distance="0.076cm" draw:rotation="900"/>
    <draw:fill-image draw:name="Parchment_20_Paper" draw:display-name="Parchment Paper" xlink:href="Pictures/1000000000000200000002008D623C5F287E0076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text-indent="1.199cm" style:auto-text-indent="false"/>
      <style:text-properties fo:color="#000000" style:font-name="CMU Serif" fo:font-family="'CMU Serif'" style:font-style-name="Roman" style:font-family-generic="roman" style:font-pitch="variable" fo:font-weight="normal"/>
    </style:style>
    <style:style style:name="Heading" style:family="paragraph" style:hidden="true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hidden="true" style:parent-style-name="Standard" style:class="text" style:master-page-name="">
      <style:paragraph-properties fo:margin-left="0cm" fo:margin-right="0cm" fo:margin-top="0cm" fo:margin-bottom="0cm" loext:contextual-spacing="false" fo:line-height="150%" fo:text-align="justify" style:justify-single-word="false" fo:text-indent="1.199cm" style:auto-text-indent="false" style:page-number="auto">
        <style:tab-stops/>
      </style:paragraph-properties>
      <style:text-properties style:font-name="CMU Serif" fo:font-family="'CMU Serif'" style:font-style-name="Roman" style:font-family-generic="roman" style:font-pitch="variable" fo:font-weight="normal" fo:background-color="transparent"/>
    </style:style>
    <style:style style:name="List" style:family="paragraph" style:hidden="true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Header_20_and_20_Footer" style:display-name="Header and 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hidden="true" style:parent-style-name="Standard" style:class="extra"/>
    <style:style style:name="Table_20_Contents" style:display-name="Table Contents" style:family="paragraph" style:hidden="true" style:parent-style-name="Standard" style:class="extra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Figure" style:family="paragraph" style:hidden="true" style:parent-style-name="Caption" style:class="extra"/>
    <style:style style:name="Illustration" style:family="paragraph" style:hidden="true" style:parent-style-name="Caption" style:class="extra"/>
    <style:style style:name="Figure_20_Index_20_1" style:display-name="Figur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Drawing" style:family="paragraph" style:hidden="true" style:parent-style-name="Caption" style:class="extra"/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Foot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1" style:display-name="Contents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" style:family="paragraph" style:hidden="true" style:parent-style-name="Caption" style:class="extra"/>
    <style:style style:name="Text" style:family="paragraph" style:hidden="true" style:parent-style-name="Caption" style:class="extra"/>
    <style:style style:name="Heading_20_1" style:display-name="Heading 1" style:family="paragraph" style:hidden="true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hidden="true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hidden="true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hidden="true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hidden="true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ítulos_20_personalizados" style:display-name="Títulos personalizados" style:family="paragraph" style:next-style-name="Text_20_body" style:master-page-name="">
      <style:paragraph-properties fo:margin-top="0.499cm" fo:margin-bottom="0.199cm" loext:contextual-spacing="false" fo:keep-together="always" fo:orphans="0" fo:widows="0" style:page-number="auto" fo:padding-left="0.15cm" fo:padding-right="0.101cm" fo:padding-top="0cm" fo:padding-bottom="0cm" fo:border-left="none" fo:border-right="none" fo:border-top="none" fo:border-bottom="0.74pt solid #000000" fo:keep-with-next="always"/>
      <style:text-properties fo:font-variant="small-caps" style:font-name="CMU Serif1" fo:font-family="'CMU Serif'" style:font-style-name="Negrito" style:font-family-generic="roman" style:font-pitch="variable" fo:font-weight="bold"/>
    </style:style>
    <style:style style:name="Título_20_do_20_relatório" style:display-name="Título do relatório" style:family="paragraph" style:parent-style-name="Títulos_20_personalizados" style:master-page-name="">
      <loext:graphic-properties draw:fill="solid" draw:fill-color="#000000"/>
      <style:paragraph-properties fo:margin-left="0cm" fo:margin-right="0cm" fo:margin-top="0cm" fo:margin-bottom="0cm" loext:contextual-spacing="false" style:register-true="false" fo:text-indent="0cm" style:auto-text-indent="false" style:page-number="auto" fo:background-color="#000000" fo:padding="0.101cm" fo:border="none" style:join-border="false">
        <style:tab-stops/>
      </style:paragraph-properties>
      <style:text-properties fo:font-variant="small-caps" fo:color="#ffffff" style:font-name="CMU Serif1" fo:font-family="'CMU Serif'" style:font-style-name="Negrito" style:font-family-generic="roman" style:font-pitch="variable" fo:font-size="16pt" fo:font-style="normal" fo:font-weight="bold" fo:background-color="transparent"/>
    </style:style>
    <style:style style:name="Autor_20_Cabeçalho" style:display-name="Autor Cabeçalho" style:family="paragraph">
      <style:paragraph-properties fo:margin-top="0.101cm" fo:margin-bottom="1cm" loext:contextual-spacing="true" fo:line-height="100%" fo:text-align="end" style:justify-single-word="false">
        <style:tab-stops/>
      </style:paragraph-properties>
      <style:text-properties style:font-name="CMU Classical Serif" fo:font-family="'CMU Classical Serif'" style:font-style-name="Itálico" style:font-family-generic="roman" style:font-pitch="variable" fo:font-size="10pt" fo:font-style="italic" fo:font-weight="normal"/>
    </style:style>
    <style:style style:name="Título_20_Seção" style:display-name="Título Seção" style:family="paragraph" style:parent-style-name="Títulos_20_personalizados" style:next-style-name="Text_20_body" style:master-page-name="">
      <loext:graphic-properties draw:fill="solid" draw:fill-color="#eeeeee" draw:fill-gradient-name="Gradient_20_32" draw:gradient-step-count="0" draw:fill-hatch-name="Red_20_Crossed_20_0_20_Degrees" draw:fill-hatch-solid="false" draw:fill-image-name="Parchment_20_Paper" draw:fill-image-width="0cm" draw:fill-image-height="0cm" style:repeat="no-repeat" draw:fill-image-ref-point-x="0%" draw:fill-image-ref-point-y="0%" draw:fill-image-ref-point="bottom-left"/>
      <style:paragraph-properties fo:margin-left="0cm" fo:margin-right="0cm" fo:margin-top="0.7cm" fo:margin-bottom="0.199cm" loext:contextual-spacing="false" fo:text-align="justify" style:justify-single-word="false" fo:keep-together="always" fo:orphans="0" fo:widows="0" fo:text-indent="0cm" style:auto-text-indent="false" style:page-number="auto" fo:background-color="#eeeeee" fo:padding-left="0.101cm" fo:padding-right="0.101cm" fo:padding-top="0.049cm" fo:padding-bottom="0.049cm" fo:border-left="2.01pt solid #dddddd" fo:border-right="none" fo:border-top="none" fo:border-bottom="none" fo:keep-with-next="always" style:join-border="false">
        <style:tab-stops/>
      </style:paragraph-properties>
      <style:text-properties fo:font-variant="small-caps" fo:color="#000000" style:font-name="CMU Serif1" fo:font-family="'CMU Serif'" style:font-style-name="Negrito" style:font-family-generic="roman" style:font-pitch="variable" fo:font-size="12pt" fo:font-weight="bold" fo:background-color="transparent"/>
    </style:style>
    <style:style style:name="Tópicos" style:family="paragraph" style:default-outline-level="" style:list-style-name="List_20_4" style:master-page-name="">
      <style:paragraph-properties fo:margin-top="0cm" fo:margin-bottom="0.3cm" loext:contextual-spacing="false" fo:text-align="justify" style:justify-single-word="false" fo:keep-together="always" fo:orphans="0" fo:widows="0" fo:hyphenation-ladder-count="no-limit" style:register-true="false" style:page-number="auto" fo:padding-left="0cm" fo:padding-right="2cm" fo:padding-top="0cm" fo:padding-bottom="0cm" fo:border="none" fo:keep-with-next="auto" text:number-lines="false" text:line-number="0" style:snap-to-layout-grid="false">
        <style:tab-stops/>
      </style:paragraph-properties>
      <style:text-properties style:text-outline="false" style:text-line-through-style="none" style:text-line-through-type="none" style:font-name="CMU Serif2" fo:font-family="'CMU Serif'" style:font-style-name="Regular" style:font-family-generic="roman" style:font-pitch="variable" fo:font-size="12pt" fo:text-shadow="none" style:text-underline-style="none" style:text-rotation-angle="0" style:text-rotation-scale="line-height" style:font-relief="none" style:text-overline-style="none" style:text-overline-color="font-color" fo:hyphenate="false" fo:hyphenation-remain-char-count="2" fo:hyphenation-push-char-count="2" loext:hyphenation-no-caps="false"/>
    </style:style>
    <style:style style:name="Pré-título" style:family="paragraph" style:parent-style-name="Título_20_do_20_relatório" style:master-page-name="">
      <loext:graphic-properties draw:fill="solid" draw:fill-color="#010101"/>
      <style:paragraph-properties fo:margin-left="0cm" fo:margin-right="0cm" fo:margin-top="0cm" fo:margin-bottom="0.15cm" loext:contextual-spacing="false" fo:text-indent="0cm" style:auto-text-indent="false" style:page-number="auto" fo:background-color="#010101" fo:padding-left="0.101cm" fo:padding-right="0.101cm" fo:padding-top="0cm" fo:padding-bottom="0cm" fo:border="none" style:join-border="false">
        <style:tab-stops/>
      </style:paragraph-properties>
      <style:text-properties style:font-name="CMU Serif" fo:font-family="'CMU Serif'" style:font-style-name="Roman" style:font-family-generic="roman" style:font-pitch="variable" fo:font-size="12pt" fo:font-weight="normal"/>
    </style:style>
    <style:style style:name="Bloco_20_de_20_texto" style:display-name="Bloco de texto" style:family="paragraph" style:parent-style-name="Text_20_body" style:next-style-name="Text_20_body" style:master-page-name="">
      <loext:graphic-properties draw:fill="none" draw:fill-color="#eeeeee"/>
      <style:paragraph-properties fo:margin-left="2.499cm" fo:margin-right="2cm" fo:margin-top="0cm" fo:margin-bottom="0.6cm" loext:contextual-spacing="false" fo:line-height="100%" fo:keep-together="always" fo:orphans="0" fo:widows="0" fo:text-indent="0cm" style:auto-text-indent="false" style:page-number="auto" fo:background-color="transparent" fo:padding="0.199cm" fo:border-left="none" fo:border-right="none" fo:border-top="0.99pt solid #000000" fo:border-bottom="0.99pt solid #000000">
        <style:tab-stops/>
      </style:paragraph-properties>
      <style:text-properties fo:font-size="11pt"/>
    </style:style>
    <style:style style:name="Título_20_bloco_20_de_20_texto" style:display-name="Título bloco de texto" style:family="paragraph" style:next-style-name="Bloco_20_de_20_texto" style:master-page-name="">
      <style:paragraph-properties fo:margin-left="2.499cm" fo:margin-right="2cm" fo:margin-top="0.3cm" fo:margin-bottom="0cm" loext:contextual-spacing="false" fo:line-height="100%" fo:keep-together="always" fo:orphans="0" fo:widows="0" style:register-true="false" fo:text-indent="0cm" style:auto-text-indent="false" style:page-number="auto" fo:padding-left="0.101cm" fo:padding-right="0.101cm" fo:padding-top="0cm" fo:padding-bottom="0cm" fo:border="none" fo:keep-with-next="always">
        <style:tab-stops/>
      </style:paragraph-properties>
      <style:text-properties fo:text-transform="uppercase" fo:font-size="10pt" fo:font-style="normal" fo:font-weight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staque" style:family="text">
      <style:text-properties fo:color="#000000" style:font-name="CMU Serif2" fo:font-family="'CMU Serif'" style:font-style-name="Regular" style:font-family-generic="roman" style:font-pitch="variable" fo:background-color="#eaff00"/>
    </style:style>
    <style:style style:name="Destaque_20_Forte" style:display-name="Destaque Forte" style:family="text" style:parent-style-name="Destaque">
      <style:text-properties fo:font-weight="bold"/>
    </style:style>
    <style:style style:name="Palavra_20_especial" style:display-name="Palavra especial" style:family="text">
      <style:text-properties style:font-name="CMU Serif3" fo:font-family="'CMU Serif'" style:font-style-name="Itálico" style:font-family-generic="roman" style:font-pitch="variable" fo:font-style="italic" fo:font-weight="normal"/>
    </style:style>
    <style:style style:name="Código" style:family="text">
      <style:text-properties style:font-name="CMU Typewriter Text" fo:font-family="'CMU Typewriter Text'" style:font-style-name="Claro" style:font-family-generic="modern" style:font-pitch="variable" fo:font-size="10pt" fo:font-weight="normal"/>
    </style:style>
    <style:style style:name="Código_20_no_20_corpo_20_do_20_texto" style:display-name="Código no corpo do texto" style:family="text" style:parent-style-name="Código">
      <style:text-properties fo:color="#000000" fo:font-size="10pt" fo:background-color="#dddddd"/>
    </style:style>
    <style:style style:name="Corpo" style:family="text">
      <style:text-properties style:font-name="CMU Serif2" fo:font-family="'CMU Serif'" style:font-style-name="Regular" style:font-family-generic="roman" style:font-pitch="variable" fo:background-color="transparent"/>
    </style:style>
    <style:style style:name="Comentário_20_Código" style:display-name="Comentário Código" style:family="text" style:parent-style-name="Código">
      <style:text-properties fo:color="#808080" fo:font-style="oblique" fo:font-weight="150"/>
    </style:style>
    <style:style style:name="Sem_20_título1" style:display-name="Sem título1" style:family="text" style:parent-style-name="Código">
      <style:text-properties fo:font-size="10pt"/>
    </style:style>
    <style:style style:name="Sem_20_título2" style:display-name="Sem título2" style:family="text" style:parent-style-name="Código_20_no_20_corpo_20_do_20_texto">
      <style:text-properties fo:font-size="10pt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eração_20_de_20_questão" style:display-name="Numeração de questão" style:family="text">
      <style:text-properties fo:font-variant="small-caps" fo:color="#666666" style:text-position="0% 100%" style:font-name="CMU Serif2" fo:font-family="'CMU Serif'" style:font-style-name="Regular" style:font-family-generic="roman" style:font-pitch="variable" fo:font-size="10.5pt" fo:font-style="normal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-1cm" fo:margin-left="1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 fo:text-align="center">
          <style:list-level-label-alignment text:label-followed-by="space" fo:text-indent="-18.399cm" fo:margin-left="20.8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Bullet_20_Symbols" text:bullet-char="➢">
        <style:list-level-properties text:list-level-position-and-space-mode="label-alignment" fo:text-align="end">
          <style:list-level-label-alignment text:label-followed-by="space" fo:margin-left="1.499cm"/>
        </style:list-level-properties>
        <style:text-properties style:font-name="OpenSymbol1"/>
      </text:list-level-style-bullet>
      <text:list-level-style-bullet text:level="2" text:style-name="Bullet_20_Symbols" text:bullet-char="">
        <style:list-level-properties text:list-level-position-and-space-mode="label-alignment" fo:text-align="end">
          <style:list-level-label-alignment text:label-followed-by="space" fo:margin-left="2.499cm"/>
        </style:list-level-properties>
        <style:text-properties style:font-name="OpenSymbol1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3T16:40:29.928421003</meta:creation-date>
    <dc:date>2021-09-05T00:22:27.711202630</dc:date>
    <meta:editing-duration>PT2H13M41S</meta:editing-duration>
    <meta:editing-cycles>98</meta:editing-cycles>
    <meta:generator>LibreOffice/6.4.7.2$Linux_X86_64 LibreOffice_project/40$Build-2</meta:generator>
    <meta:document-statistic meta:table-count="0" meta:image-count="0" meta:object-count="0" meta:page-count="2" meta:paragraph-count="25" meta:word-count="468" meta:character-count="3114" meta:non-whitespace-character-count="2679"/>
  </office:meta>
</office:document-meta>
</file>